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2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1.005cm" fo:margin-right="1.64cm" fo:margin-top="0cm" fo:margin-bottom="0cm" style:contextual-spacing="false" fo:text-align="justify" style:justify-single-word="false" fo:text-indent="0cm" style:auto-text-indent="false"/>
    </style:style>
    <style:style style:name="P4" style:family="paragraph" style:parent-style-name="Standard">
      <style:text-properties officeooo:rsid="0023facd" officeooo:paragraph-rsid="0023facd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1b8f9f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1c00c5"/>
    </style:style>
    <style:style style:name="P7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1dfc28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1b8f9f" officeooo:paragraph-rsid="001b8f9f"/>
    </style:style>
    <style:style style:name="P9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1c00c5" officeooo:paragraph-rsid="001c00c5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1f8205" officeooo:paragraph-rsid="001f8205"/>
    </style:style>
    <style:style style:name="T1" style:family="text">
      <style:text-properties officeooo:rsid="001b8f9f"/>
    </style:style>
    <style:style style:name="T2" style:family="text">
      <style:text-properties officeooo:rsid="001c00c5"/>
    </style:style>
    <style:style style:name="T3" style:family="text">
      <style:text-properties officeooo:rsid="001d0a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amen A</text:p>
      <text:p text:style-name="Standard"/>
      <text:p text:style-name="Standard">Nombre.- …......................................................................................................<text:tab/>DAW 2</text:p>
      <text:p text:style-name="Standard"/>
      <text:p text:style-name="Standard"/>
      <text:p text:style-name="Standard"/>
      <text:p text:style-name="P5">1. <text:span text:style-name="T1">Hacer una página que muestre la fecha y hora de la última vez que se visitó y un contador de visitas de la forma:</text:span></text:p>
      <text:p text:style-name="P5"/>
      <text:p text:style-name="P5"><text:tab/><text:span text:style-name="T1">Conexión anterior: 12 de Febrero de 2.015 a las 15:23 horas.</text:span></text:p>
      <text:p text:style-name="P5"><text:tab/><text:span text:style-name="T1">Esta es su visita número: 73</text:span></text:p>
      <text:p text:style-name="P5"/>
      <text:p text:style-name="P10">Los valores se mantendrán durante 6 meses (aprox.). La cadena para guardar la cookie se forma con: <text:s text:c="2"/>"variable=" + valor + "; expires=" + fechaCaducidad.toUTCString();</text:p>
      <text:p text:style-name="P5"/>
      <text:p text:style-name="P8">2. <text:span text:style-name="T2">Hacer una página que contenga una imagen con dimensiones iniciales de 300 x 200 px y a continuación un formulario con una caja de texto que permita introducir el nuevo ancho y otra para el nuevo alto. La imagen se redimensionará al hacer click sobre ella. Cuando se modifique el ancho o el alto se comprobará que el ancho introducido se encuentra entre 100 y 1200 px y el alto entre 50 y 700 px; si no es así se dará un mensaje de error (con alert) y no se cambiará el valor de la caja de texto.</text:span></text:p>
      <text:p text:style-name="P8"/>
      <text:p text:style-name="P8"/>
      <text:p text:style-name="P9">3. <text:span text:style-name="T3">Hacer una página que contenga un formulario con cuatro cuadros de verificación para elegir al menos un regalo, una imagen y un párrafo con el mensaje oculto “Debe elegir un regalo”. Cuando se pulse sobre la imagen se comprobará que se ha seleccionado al menos un cuadro de verificación y se enviarán los datos del formulario a la página “procesar.php”. Si no se ha seleccionado ningún regalo se mostrará el mensaje de error durante tres segundos.</text:span></text:p>
      <text:p text:style-name="P9"/>
      <text:p text:style-name="P6"/>
      <text:p text:style-name="P7">4. <text:span text:style-name="T3">Hacer una página con un formulario que contenga una caja de texto. Cada vez que se modifique el texto de la caja se añadirá un párrafo a continuación del formulario con el texto introducido en la caja.</text:span></text:p>
      <text:p text:style-name="P7"/>
      <text:p text:style-name="P7"/>
      <text:p text:style-name="P2">NOTA.- Valor de cada ejercicio: 2,5 pu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29cm" fo:margin-bottom="1.31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3-03-01T01:13:56</meta:creation-date>
    <dc:date>2015-02-26T01:35:07.099197931</dc:date>
    <meta:editing-duration>PT3H18M27S</meta:editing-duration>
    <meta:editing-cycles>12</meta:editing-cycles>
    <meta:generator>LibreOffice/4.2.7.2$Linux_X86_64 LibreOffice_project/420m0$Build-2</meta:generator>
    <meta:printed-by>santiago </meta:printed-by>
    <meta:print-date>2013-06-10T11:24:47</meta:print-date>
    <meta:document-statistic meta:table-count="0" meta:image-count="0" meta:object-count="0" meta:page-count="1" meta:paragraph-count="10" meta:word-count="294" meta:character-count="1693" meta:non-whitespace-character-count="1405"/>
  </office:meta>
</office:document-meta>
</file>